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1" svg:font-family="'Franklin Gothic Book'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hidden"/>
    </style:style>
    <style:style style:name="gr2" style:family="graphic" style:parent-style-name="standard">
      <style:graphic-properties draw:stroke="solid" svg:stroke-width="0.044cm" svg:stroke-color="#5e6e44" svg:stroke-opacity="100%" draw:stroke-linejoin="miter" svg:stroke-linecap="butt" draw:fill="none" fo:padding-top="0.147cm" fo:padding-bottom="0.147cm" fo:padding-left="0.272cm" fo:padding-right="0.272cm" draw:shadow="hidden"/>
    </style:style>
    <style:style style:name="gr3" style:family="graphic" style:parent-style-name="standard">
      <style:graphic-properties draw:stroke="none" draw:fill="none" draw:textarea-vertical-align="middle" fo:min-height="1.96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35cm" svg:stroke-color="#5e6e44" draw:marker-end="Marker_5f_0" draw:marker-end-width="0.344cm" svg:stroke-opacity="100%" draw:stroke-linejoin="miter" svg:stroke-linecap="butt" draw:fill="none" fo:padding-top="0.142cm" fo:padding-bottom="0.142cm" fo:padding-left="0.267cm" fo:padding-right="0.267cm" draw:shadow="hidden"/>
    </style:style>
    <style:style style:name="gr6" style:family="graphic" style:parent-style-name="standard">
      <style:graphic-properties draw:stroke="none" draw:fill="none" draw:textarea-vertical-align="middle" fo:min-height="1.46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a43010" draw:shadow="hidden"/>
    </style:style>
    <style:style style:name="gr8" style:family="graphic" style:parent-style-name="standard">
      <style:graphic-properties draw:stroke="solid" svg:stroke-width="0.044cm" svg:stroke-color="#89260b" svg:stroke-opacity="100%" draw:stroke-linejoin="miter" svg:stroke-linecap="butt" draw:fill="none" fo:padding-top="0.147cm" fo:padding-bottom="0.147cm" fo:padding-left="0.272cm" fo:padding-right="0.272cm" draw:shadow="hidden"/>
    </style:style>
    <style:style style:name="gr9" style:family="graphic" style:parent-style-name="standard">
      <style:graphic-properties draw:stroke="none" draw:fill="none" draw:textarea-vertical-align="middle" fo:min-height="0.364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843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593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1.78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a43010"/>
    </style:style>
    <style:style style:name="T1" style:family="text">
      <style:text-properties fo:color="#000000" style:font-name="Franklin Gothic Book1" fo:font-size="10pt" style:font-name-asian="Franklin Gothic Book1" style:font-size-asian="10pt" style:font-name-complex="Franklin Gothic Book1" style:font-size-complex="10pt"/>
    </style:style>
    <style:style style:name="T2" style:family="text">
      <style:text-properties fo:color="#ffffff" style:font-name="Franklin Gothic Book1" fo:font-size="10pt" style:font-name-asian="Franklin Gothic Book1" style:font-size-asian="10pt" style:font-name-complex="Franklin Gothic Book1" style:font-size-complex="10pt"/>
    </style:style>
    <style:style style:name="T3" style:family="text">
      <style:text-properties fo:color="#6a7c4d" style:font-name="Franklin Gothic Book1" fo:font-size="8pt" fo:background-color="#ffffff" style:font-name-asian="Franklin Gothic Book1" style:font-size-asian="8pt" style:font-name-complex="Franklin Gothic Book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出车费管理流程图" draw:style-name="dp1" draw:master-page-name="PM0">
        <draw:g>
          <draw:g>
            <draw:polygon draw:style-name="gr1" draw:text-style-name="P1" draw:layer="layout" svg:width="4cm" svg:height="2.25cm" svg:x="55.69cm" svg:y="27.88cm" svg:viewBox="0 0 4001 2251" draw:points="0,2251 4001,2251 4001,0 0,0">
              <text:p/>
            </draw:polygon>
            <draw:polygon draw:style-name="gr2" draw:text-style-name="P2" draw:layer="layout" svg:width="4cm" svg:height="2.25cm" svg:x="55.69cm" svg:y="27.88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55.69cm" svg:y="27.88cm">
            <draw:text-box>
              <text:p text:style-name="P3"><text:span text:style-name="T1">借款报销准备与支付流程</text:span></text:p>
            </draw:text-box>
          </draw:frame>
        </draw:g>
        <draw:g>
          <draw:g>
            <draw:polygon draw:style-name="gr1" draw:text-style-name="P1" draw:layer="layout" svg:width="4cm" svg:height="2.25cm" svg:x="28.69cm" svg:y="36.13cm" svg:viewBox="0 0 4001 2251" draw:points="0,2251 4001,2251 4001,0 0,0">
              <text:p/>
            </draw:polygon>
            <draw:polygon draw:style-name="gr2" draw:text-style-name="P2" draw:layer="layout" svg:width="4cm" svg:height="2.25cm" svg:x="28.69cm" svg:y="36.13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28.69cm" svg:y="36.13cm">
            <draw:text-box>
              <text:p text:style-name="P3"><text:span text:style-name="T1">资金准备审核表</text:span></text:p>
            </draw:text-box>
          </draw:frame>
        </draw:g>
        <draw:g>
          <draw:g>
            <draw:polygon draw:style-name="gr1" draw:text-style-name="P1" draw:layer="layout" svg:width="4cm" svg:height="1.5cm" svg:x="75.032cm" svg:y="32.13cm" svg:viewBox="0 0 4001 1501" draw:points="0,1501 4001,1501 4001,0 0,0">
              <text:p/>
            </draw:polygon>
            <draw:polygon draw:style-name="gr2" draw:text-style-name="P2" draw:layer="layout" svg:width="4cm" svg:height="1.5cm" svg:x="75.032cm" svg:y="32.13cm" svg:viewBox="0 0 4001 1501" draw:points="0,1501 4001,1501 4001,0 0,0">
              <text:p/>
            </draw:polygon>
          </draw:g>
          <draw:frame draw:style-name="gr4" draw:text-style-name="P2" draw:layer="layout" svg:width="4cm" svg:height="1.5cm" svg:x="75.032cm" svg:y="32.13cm">
            <draw:text-box>
              <text:p text:style-name="P3"><text:span text:style-name="T1">借款报销支付</text:span></text:p>
            </draw:text-box>
          </draw:frame>
        </draw:g>
        <draw:polyline draw:style-name="gr5" draw:text-style-name="P2" draw:layer="layout" svg:width="19.342cm" svg:height="2cm" svg:x="57.69cm" svg:y="30.13cm" svg:viewBox="0 0 19343 2001" draw:points="0,0 0,375 19343,375 19343,2001">
          <text:p/>
        </draw:polyline>
        <draw:g>
          <draw:g>
            <draw:polygon draw:style-name="gr1" draw:text-style-name="P1" draw:layer="layout" svg:width="4cm" svg:height="1.75cm" svg:x="75.032cm" svg:y="35.255cm" svg:viewBox="0 0 4001 1751" draw:points="0,1751 4001,1751 4001,0 0,0">
              <text:p/>
            </draw:polygon>
            <draw:polygon draw:style-name="gr2" draw:text-style-name="P2" draw:layer="layout" svg:width="4cm" svg:height="1.75cm" svg:x="75.032cm" svg:y="35.255cm" svg:viewBox="0 0 4001 1751" draw:points="0,1751 4001,1751 4001,0 0,0">
              <text:p/>
            </draw:polygon>
          </draw:g>
          <draw:frame draw:style-name="gr6" draw:text-style-name="P2" draw:layer="layout" svg:width="4cm" svg:height="1.75cm" svg:x="75.032cm" svg:y="35.255cm">
            <draw:text-box>
              <text:p text:style-name="P3"><text:span text:style-name="T1">定期发放员工借款、报销</text:span></text:p>
            </draw:text-box>
          </draw:frame>
        </draw:g>
        <draw:g>
          <draw:g>
            <draw:polygon draw:style-name="gr1" draw:text-style-name="P1" draw:layer="layout" svg:width="4cm" svg:height="2.25cm" svg:x="72.024cm" svg:y="44.88cm" svg:viewBox="0 0 4001 2251" draw:points="0,2251 4001,2251 4001,0 0,0">
              <text:p/>
            </draw:polygon>
            <draw:polygon draw:style-name="gr2" draw:text-style-name="P2" draw:layer="layout" svg:width="4cm" svg:height="2.25cm" svg:x="72.024cm" svg:y="44.88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72.024cm" svg:y="44.88cm">
            <draw:text-box>
              <text:p text:style-name="P3"><text:span text:style-name="T1">员工姓名</text:span></text:p>
            </draw:text-box>
          </draw:frame>
        </draw:g>
        <draw:g>
          <draw:g>
            <draw:polygon draw:style-name="gr1" draw:text-style-name="P1" draw:layer="layout" svg:width="4cm" svg:height="2.25cm" svg:x="78.19cm" svg:y="44.88cm" svg:viewBox="0 0 4001 2251" draw:points="0,2251 4001,2251 4001,0 0,0">
              <text:p/>
            </draw:polygon>
            <draw:polygon draw:style-name="gr2" draw:text-style-name="P2" draw:layer="layout" svg:width="4cm" svg:height="2.25cm" svg:x="78.19cm" svg:y="44.88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78.19cm" svg:y="44.88cm">
            <draw:text-box>
              <text:p text:style-name="P3"><text:span text:style-name="T1">日期</text:span></text:p>
            </draw:text-box>
          </draw:frame>
        </draw:g>
        <draw:g>
          <draw:g>
            <draw:polygon draw:style-name="gr7" draw:text-style-name="P4" draw:layer="layout" svg:width="4cm" svg:height="2.25cm" svg:x="75.032cm" svg:y="41.38cm" svg:viewBox="0 0 4001 2251" draw:points="0,2251 4001,2251 4001,0 0,0">
              <text:p/>
            </draw:polygon>
            <draw:polygon draw:style-name="gr8" draw:text-style-name="P2" draw:layer="layout" svg:width="4cm" svg:height="2.25cm" svg:x="75.032cm" svg:y="41.38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75.032cm" svg:y="41.38cm">
            <draw:text-box>
              <text:p text:style-name="P3"><text:span text:style-name="T2">等待付款</text:span></text:p>
              <text:p text:style-name="P3"><text:span text:style-name="T2">（新增）</text:span></text:p>
            </draw:text-box>
          </draw:frame>
        </draw:g>
        <draw:polyline draw:style-name="gr5" draw:text-style-name="P2" draw:layer="layout" svg:width="3.008cm" svg:height="1.25cm" svg:x="74.024cm" svg:y="43.63cm" svg:viewBox="0 0 3009 1251" draw:points="3009,0 3009,518 0,518 0,1251">
          <text:p/>
        </draw:polyline>
        <draw:polyline draw:style-name="gr5" draw:text-style-name="P2" draw:layer="layout" svg:width="3.158cm" svg:height="1.25cm" svg:x="77.032cm" svg:y="43.63cm" svg:viewBox="0 0 3159 1251" draw:points="0,0 0,374 3159,374 3159,1251">
          <text:p/>
        </draw:polyline>
        <draw:line draw:style-name="gr5" draw:text-style-name="P2" draw:layer="layout" svg:x1="77.032cm" svg:y1="33.63cm" svg:x2="77.032cm" svg:y2="35.255cm">
          <text:p/>
        </draw:line>
        <draw:g>
          <draw:g>
            <draw:polygon draw:style-name="gr1" draw:text-style-name="P1" draw:layer="layout" svg:width="4cm" svg:height="2.25cm" svg:x="75.19cm" svg:y="49.38cm" svg:viewBox="0 0 4001 2251" draw:points="0,2251 4001,2251 4001,0 0,0">
              <text:p/>
            </draw:polygon>
            <draw:polygon draw:style-name="gr2" draw:text-style-name="P2" draw:layer="layout" svg:width="4cm" svg:height="2.25cm" svg:x="75.19cm" svg:y="49.38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75.19cm" svg:y="49.38cm">
            <draw:text-box>
              <text:p text:style-name="P3"><text:span text:style-name="T1">浏览</text:span></text:p>
            </draw:text-box>
          </draw:frame>
        </draw:g>
        <draw:g>
          <draw:g>
            <draw:polygon draw:style-name="gr1" draw:text-style-name="P1" draw:layer="layout" svg:width="4cm" svg:height="2.25cm" svg:x="75.19cm" svg:y="52.88cm" svg:viewBox="0 0 4001 2251" draw:points="0,2251 4001,2251 4001,0 0,0">
              <text:p/>
            </draw:polygon>
            <draw:polygon draw:style-name="gr2" draw:text-style-name="P2" draw:layer="layout" svg:width="4cm" svg:height="2.25cm" svg:x="75.19cm" svg:y="52.88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75.19cm" svg:y="52.88cm">
            <draw:text-box>
              <text:p text:style-name="P3"><text:span text:style-name="T1"/></text:p>
              <text:p text:style-name="P3"><text:span text:style-name="T1">选择“支付来源”</text:span></text:p>
            </draw:text-box>
          </draw:frame>
        </draw:g>
        <draw:polyline draw:style-name="gr5" draw:text-style-name="P2" draw:layer="layout" svg:width="3.166cm" svg:height="2.25cm" svg:x="74.024cm" svg:y="47.13cm" svg:viewBox="0 0 3167 2251" draw:points="0,0 0,783 3167,783 3167,2251">
          <text:p/>
        </draw:polyline>
        <draw:polyline draw:style-name="gr5" draw:text-style-name="P2" draw:layer="layout" svg:width="3cm" svg:height="2.25cm" svg:x="77.19cm" svg:y="47.13cm" svg:viewBox="0 0 3001 2251" draw:points="3001,0 3001,695 0,695 0,2251">
          <text:p/>
        </draw:polyline>
        <draw:g>
          <draw:g>
            <draw:polygon draw:style-name="gr1" draw:text-style-name="P1" draw:layer="layout" svg:width="1.946cm" svg:height="2.25cm" svg:x="20.64cm" svg:y="41.13cm" svg:viewBox="0 0 1947 2251" draw:points="0,2251 1947,2251 1947,0 0,0">
              <text:p/>
            </draw:polygon>
            <draw:polygon draw:style-name="gr2" draw:text-style-name="P2" draw:layer="layout" svg:width="1.946cm" svg:height="2.25cm" svg:x="20.64cm" svg:y="41.13cm" svg:viewBox="0 0 1947 2251" draw:points="0,2251 1947,2251 1947,0 0,0">
              <text:p/>
            </draw:polygon>
          </draw:g>
          <draw:frame draw:style-name="gr3" draw:text-style-name="P2" draw:layer="layout" svg:width="1.946cm" svg:height="2.25cm" svg:x="20.64cm" svg:y="41.13cm">
            <draw:text-box>
              <text:p text:style-name="P3"><text:span text:style-name="T1">类别</text:span></text:p>
            </draw:text-box>
          </draw:frame>
        </draw:g>
        <draw:polyline draw:style-name="gr5" draw:text-style-name="P2" draw:layer="layout" svg:width="9.077cm" svg:height="2.75cm" svg:x="21.613cm" svg:y="38.38cm" svg:viewBox="0 0 9078 2751" draw:points="9078,0 9078,846 0,846 0,2751">
          <text:p/>
        </draw:polyline>
        <draw:g>
          <draw:g>
            <draw:polygon draw:style-name="gr1" draw:text-style-name="P1" draw:layer="layout" svg:width="1.946cm" svg:height="2.25cm" svg:x="17.944cm" svg:y="41.13cm" svg:viewBox="0 0 1947 2251" draw:points="0,2251 1947,2251 1947,0 0,0">
              <text:p/>
            </draw:polygon>
            <draw:polygon draw:style-name="gr2" draw:text-style-name="P2" draw:layer="layout" svg:width="1.946cm" svg:height="2.25cm" svg:x="17.944cm" svg:y="41.13cm" svg:viewBox="0 0 1947 2251" draw:points="0,2251 1947,2251 1947,0 0,0">
              <text:p/>
            </draw:polygon>
          </draw:g>
          <draw:frame draw:style-name="gr3" draw:text-style-name="P2" draw:layer="layout" svg:width="1.946cm" svg:height="2.25cm" svg:x="17.944cm" svg:y="41.13cm">
            <draw:text-box>
              <text:p text:style-name="P3"><text:span text:style-name="T1">时间</text:span></text:p>
            </draw:text-box>
          </draw:frame>
        </draw:g>
        <draw:polyline draw:style-name="gr5" draw:text-style-name="P2" draw:layer="layout" svg:width="11.773cm" svg:height="2.75cm" svg:x="18.917cm" svg:y="38.38cm" svg:viewBox="0 0 11774 2751" draw:points="11774,0 11774,874 0,874 0,2751">
          <text:p/>
        </draw:polyline>
        <draw:g>
          <draw:g>
            <draw:polygon draw:style-name="gr1" draw:text-style-name="P1" draw:layer="layout" svg:width="4cm" svg:height="2.25cm" svg:x="20.365cm" svg:y="36.13cm" svg:viewBox="0 0 4001 2251" draw:points="0,2251 4001,2251 4001,0 0,0">
              <text:p/>
            </draw:polygon>
            <draw:polygon draw:style-name="gr2" draw:text-style-name="P2" draw:layer="layout" svg:width="4cm" svg:height="2.25cm" svg:x="20.365cm" svg:y="36.13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20.365cm" svg:y="36.13cm">
            <draw:text-box>
              <text:p text:style-name="P3"><text:span text:style-name="T1">来源资金模块</text:span><text:span text:style-name="T1">-</text:span><text:span text:style-name="T1">资金准备表</text:span><text:span text:style-name="T1">-</text:span><text:span text:style-name="T1">借款报销</text:span></text:p>
            </draw:text-box>
          </draw:frame>
        </draw:g>
        <draw:g>
          <draw:line draw:style-name="gr5" draw:text-style-name="P2" draw:layer="layout" svg:x1="28.689cm" svg:y1="37.255cm" svg:x2="24.365cm" svg:y2="37.255cm">
            <text:p/>
          </draw:line>
          <draw:frame draw:style-name="gr9" draw:text-style-name="P2" draw:layer="layout" svg:width="1.411cm" svg:height="0.706cm" svg:x="25.822cm" svg:y="36.902cm">
            <draw:text-box>
              <text:p text:style-name="P3"><text:span text:style-name="T3">来源</text:span></text:p>
            </draw:text-box>
          </draw:frame>
        </draw:g>
        <draw:g>
          <draw:g>
            <draw:polygon draw:style-name="gr1" draw:text-style-name="P1" draw:layer="layout" svg:width="4cm" svg:height="2.25cm" svg:x="37.19cm" svg:y="32.005cm" svg:viewBox="0 0 4001 2251" draw:points="0,2251 4001,2251 4001,0 0,0">
              <text:p/>
            </draw:polygon>
            <draw:polygon draw:style-name="gr2" draw:text-style-name="P2" draw:layer="layout" svg:width="4cm" svg:height="2.25cm" svg:x="37.19cm" svg:y="32.005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37.19cm" svg:y="32.005cm">
            <draw:text-box>
              <text:p text:style-name="P3"><text:span text:style-name="T1">借款报销准备</text:span></text:p>
            </draw:text-box>
          </draw:frame>
        </draw:g>
        <draw:polyline draw:style-name="gr5" draw:text-style-name="P2" draw:layer="layout" svg:width="18.5cm" svg:height="1.875cm" svg:x="39.19cm" svg:y="30.13cm" svg:viewBox="0 0 18501 1876" draw:points="18501,0 18501,374 0,374 0,1876">
          <text:p/>
        </draw:polyline>
        <draw:polyline draw:style-name="gr5" draw:text-style-name="P2" draw:layer="layout" svg:width="8.5cm" svg:height="1.875cm" svg:x="30.69cm" svg:y="34.255cm" svg:viewBox="0 0 8501 1876" draw:points="8501,0 8500,749 0,749 0,1876">
          <text:p/>
        </draw:polyline>
        <draw:g>
          <draw:g>
            <draw:polygon draw:style-name="gr1" draw:text-style-name="P1" draw:layer="layout" svg:width="4cm" svg:height="2.25cm" svg:x="45.69cm" svg:y="36.13cm" svg:viewBox="0 0 4001 2251" draw:points="0,2251 4001,2251 4001,0 0,0">
              <text:p/>
            </draw:polygon>
            <draw:polygon draw:style-name="gr2" draw:text-style-name="P2" draw:layer="layout" svg:width="4cm" svg:height="2.25cm" svg:x="45.69cm" svg:y="36.13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45.69cm" svg:y="36.13cm">
            <draw:text-box>
              <text:p text:style-name="P3"><text:span text:style-name="T1">差异对比表</text:span></text:p>
            </draw:text-box>
          </draw:frame>
        </draw:g>
        <draw:g>
          <draw:g>
            <draw:polygon draw:style-name="gr1" draw:text-style-name="P1" draw:layer="layout" svg:width="3.341cm" svg:height="2.25cm" svg:x="43.19cm" svg:y="39.505cm" svg:viewBox="0 0 3342 2251" draw:points="0,2251 3342,2251 3342,0 0,0">
              <text:p/>
            </draw:polygon>
            <draw:polygon draw:style-name="gr2" draw:text-style-name="P2" draw:layer="layout" svg:width="3.341cm" svg:height="2.25cm" svg:x="43.19cm" svg:y="39.505cm" svg:viewBox="0 0 3342 2251" draw:points="0,2251 3342,2251 3342,0 0,0">
              <text:p/>
            </draw:polygon>
          </draw:g>
          <draw:frame draw:style-name="gr3" draw:text-style-name="P2" draw:layer="layout" svg:width="3.341cm" svg:height="2.25cm" svg:x="43.19cm" svg:y="39.505cm">
            <draw:text-box>
              <text:p text:style-name="P3"><text:span text:style-name="T1">选择开始时间（月份）</text:span></text:p>
            </draw:text-box>
          </draw:frame>
        </draw:g>
        <draw:g>
          <draw:g>
            <draw:polygon draw:style-name="gr1" draw:text-style-name="P1" draw:layer="layout" svg:width="1.946cm" svg:height="2.125cm" svg:x="36.181cm" svg:y="41.082cm" svg:viewBox="0 0 1947 2126" draw:points="0,2126 1947,2126 1947,0 0,0">
              <text:p/>
            </draw:polygon>
            <draw:polygon draw:style-name="gr2" draw:text-style-name="P2" draw:layer="layout" svg:width="1.946cm" svg:height="2.125cm" svg:x="36.181cm" svg:y="41.082cm" svg:viewBox="0 0 1947 2126" draw:points="0,2126 1947,2126 1947,0 0,0">
              <text:p/>
            </draw:polygon>
          </draw:g>
          <draw:frame draw:style-name="gr10" draw:text-style-name="P2" draw:layer="layout" svg:width="1.946cm" svg:height="2.125cm" svg:x="36.181cm" svg:y="41.082cm">
            <draw:text-box>
              <text:p text:style-name="P3"><text:span text:style-name="T1">准备金</text:span></text:p>
            </draw:text-box>
          </draw:frame>
        </draw:g>
        <draw:g>
          <draw:g>
            <draw:polygon draw:style-name="gr1" draw:text-style-name="P1" draw:layer="layout" svg:width="1.946cm" svg:height="2.125cm" svg:x="29.717cm" svg:y="41.144cm" svg:viewBox="0 0 1947 2126" draw:points="0,2126 1947,2126 1947,0 0,0">
              <text:p/>
            </draw:polygon>
            <draw:polygon draw:style-name="gr2" draw:text-style-name="P2" draw:layer="layout" svg:width="1.946cm" svg:height="2.125cm" svg:x="29.717cm" svg:y="41.144cm" svg:viewBox="0 0 1947 2126" draw:points="0,2126 1947,2126 1947,0 0,0">
              <text:p/>
            </draw:polygon>
          </draw:g>
          <draw:frame draw:style-name="gr10" draw:text-style-name="P2" draw:layer="layout" svg:width="1.946cm" svg:height="2.125cm" svg:x="29.717cm" svg:y="41.144cm">
            <draw:text-box>
              <text:p text:style-name="P3"><text:span text:style-name="T1">项目组</text:span></text:p>
            </draw:text-box>
          </draw:frame>
        </draw:g>
        <draw:polyline draw:style-name="gr5" draw:text-style-name="P2" draw:layer="layout" svg:width="6.464cm" svg:height="2.702cm" svg:x="30.69cm" svg:y="38.38cm" svg:viewBox="0 0 6465 2703" draw:points="0,0 0,874 6465,874 6465,2703">
          <text:p/>
        </draw:polyline>
        <draw:polyline draw:style-name="gr5" draw:text-style-name="P2" draw:layer="layout" svg:width="0cm" svg:height="2.763cm" svg:x="30.69cm" svg:y="38.38cm" svg:viewBox="0 0 0 2764" draw:points="0,0 0,874 0,2764">
          <text:p/>
        </draw:polyline>
        <draw:g>
          <draw:g>
            <draw:polygon draw:style-name="gr1" draw:text-style-name="P1" draw:layer="layout" svg:width="3.341cm" svg:height="2.25cm" svg:x="48.19cm" svg:y="39.505cm" svg:viewBox="0 0 3342 2251" draw:points="0,2251 3342,2251 3342,0 0,0">
              <text:p/>
            </draw:polygon>
            <draw:polygon draw:style-name="gr2" draw:text-style-name="P2" draw:layer="layout" svg:width="3.341cm" svg:height="2.25cm" svg:x="48.19cm" svg:y="39.505cm" svg:viewBox="0 0 3342 2251" draw:points="0,2251 3342,2251 3342,0 0,0">
              <text:p/>
            </draw:polygon>
          </draw:g>
          <draw:frame draw:style-name="gr3" draw:text-style-name="P2" draw:layer="layout" svg:width="3.341cm" svg:height="2.25cm" svg:x="48.19cm" svg:y="39.505cm">
            <draw:text-box>
              <text:p text:style-name="P3"><text:span text:style-name="T1">选择结束时间（月份）</text:span></text:p>
            </draw:text-box>
          </draw:frame>
        </draw:g>
        <draw:g>
          <draw:g>
            <draw:polygon draw:style-name="gr1" draw:text-style-name="P1" draw:layer="layout" svg:width="2.491cm" svg:height="2cm" svg:x="36.181cm" svg:y="46.13cm" svg:viewBox="0 0 2492 2001" draw:points="0,2001 2492,2001 2492,0 0,0">
              <text:p/>
            </draw:polygon>
            <draw:polygon draw:style-name="gr2" draw:text-style-name="P2" draw:layer="layout" svg:width="2.491cm" svg:height="2cm" svg:x="36.181cm" svg:y="46.13cm" svg:viewBox="0 0 2492 2001" draw:points="0,2001 2492,2001 2492,0 0,0">
              <text:p/>
            </draw:polygon>
          </draw:g>
          <draw:frame draw:style-name="gr11" draw:text-style-name="P2" draw:layer="layout" svg:width="2.491cm" svg:height="2cm" svg:x="36.181cm" svg:y="46.13cm">
            <draw:text-box>
              <text:p text:style-name="P3"><text:span text:style-name="T1">时间 （本月即开始时间）</text:span></text:p>
            </draw:text-box>
          </draw:frame>
        </draw:g>
        <draw:g>
          <draw:g>
            <draw:polygon draw:style-name="gr1" draw:text-style-name="P1" draw:layer="layout" svg:width="2.491cm" svg:height="2cm" svg:x="47.944cm" svg:y="46.192cm" svg:viewBox="0 0 2492 2001" draw:points="0,2001 2492,2001 2492,0 0,0">
              <text:p/>
            </draw:polygon>
            <draw:polygon draw:style-name="gr2" draw:text-style-name="P2" draw:layer="layout" svg:width="2.491cm" svg:height="2cm" svg:x="47.944cm" svg:y="46.192cm" svg:viewBox="0 0 2492 2001" draw:points="0,2001 2492,2001 2492,0 0,0">
              <text:p/>
            </draw:polygon>
          </draw:g>
          <draw:frame draw:style-name="gr11" draw:text-style-name="P2" draw:layer="layout" svg:width="2.491cm" svg:height="2cm" svg:x="47.944cm" svg:y="46.192cm">
            <draw:text-box>
              <text:p text:style-name="P3"><text:span text:style-name="T1">本月借款报销资金准备</text:span></text:p>
            </draw:text-box>
          </draw:frame>
        </draw:g>
        <draw:g>
          <draw:g>
            <draw:polygon draw:style-name="gr1" draw:text-style-name="P1" draw:layer="layout" svg:width="2.491cm" svg:height="1.875cm" svg:x="56.944cm" svg:y="46.255cm" svg:viewBox="0 0 2492 1876" draw:points="0,1876 2492,1876 2492,0 0,0">
              <text:p/>
            </draw:polygon>
            <draw:polygon draw:style-name="gr2" draw:text-style-name="P2" draw:layer="layout" svg:width="2.491cm" svg:height="1.875cm" svg:x="56.944cm" svg:y="46.255cm" svg:viewBox="0 0 2492 1876" draw:points="0,1876 2492,1876 2492,0 0,0">
              <text:p/>
            </draw:polygon>
          </draw:g>
          <draw:frame draw:style-name="gr12" draw:text-style-name="P2" draw:layer="layout" svg:width="2.491cm" svg:height="1.875cm" svg:x="56.944cm" svg:y="46.255cm">
            <draw:text-box>
              <text:p text:style-name="P3"><text:span text:style-name="T1">增长率</text:span></text:p>
            </draw:text-box>
          </draw:frame>
        </draw:g>
        <draw:g>
          <draw:g>
            <draw:polygon draw:style-name="gr1" draw:text-style-name="P1" draw:layer="layout" svg:width="2.491cm" svg:height="1.875cm" svg:x="51.444cm" svg:y="46.192cm" svg:viewBox="0 0 2492 1876" draw:points="0,1876 2492,1876 2492,0 0,0">
              <text:p/>
            </draw:polygon>
            <draw:polygon draw:style-name="gr2" draw:text-style-name="P2" draw:layer="layout" svg:width="2.491cm" svg:height="1.875cm" svg:x="51.444cm" svg:y="46.192cm" svg:viewBox="0 0 2492 1876" draw:points="0,1876 2492,1876 2492,0 0,0">
              <text:p/>
            </draw:polygon>
          </draw:g>
          <draw:frame draw:style-name="gr12" draw:text-style-name="P2" draw:layer="layout" svg:width="2.491cm" svg:height="1.875cm" svg:x="51.444cm" svg:y="46.192cm">
            <draw:text-box>
              <text:p text:style-name="P3"><text:span text:style-name="T1">差额</text:span></text:p>
            </draw:text-box>
          </draw:frame>
        </draw:g>
        <draw:g>
          <draw:g>
            <draw:polygon draw:style-name="gr1" draw:text-style-name="P1" draw:layer="layout" svg:width="2.491cm" svg:height="2.062cm" svg:x="43.69cm" svg:y="46.099cm" svg:viewBox="0 0 2492 2063" draw:points="0,2063 2492,2063 2492,0 0,0">
              <text:p/>
            </draw:polygon>
            <draw:polygon draw:style-name="gr2" draw:text-style-name="P2" draw:layer="layout" svg:width="2.491cm" svg:height="2.062cm" svg:x="43.69cm" svg:y="46.099cm" svg:viewBox="0 0 2492 2063" draw:points="0,2063 2492,2063 2492,0 0,0">
              <text:p/>
            </draw:polygon>
          </draw:g>
          <draw:frame draw:style-name="gr13" draw:text-style-name="P2" draw:layer="layout" svg:width="2.491cm" svg:height="2.062cm" svg:x="43.69cm" svg:y="46.099cm">
            <draw:text-box>
              <text:p text:style-name="P3"><text:span text:style-name="T1">上月借款报销资金准备</text:span></text:p>
            </draw:text-box>
          </draw:frame>
        </draw:g>
        <draw:g>
          <draw:g>
            <draw:polygon draw:style-name="gr1" draw:text-style-name="P1" draw:layer="layout" svg:width="4cm" svg:height="2.25cm" svg:x="50.69cm" svg:y="49.505cm" svg:viewBox="0 0 4001 2251" draw:points="0,2251 4001,2251 4001,0 0,0">
              <text:p/>
            </draw:polygon>
            <draw:polygon draw:style-name="gr2" draw:text-style-name="P2" draw:layer="layout" svg:width="4cm" svg:height="2.25cm" svg:x="50.69cm" svg:y="49.505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50.69cm" svg:y="49.505cm">
            <draw:text-box>
              <text:p text:style-name="P3"><text:span text:style-name="T1">差额</text:span><text:span text:style-name="T1">=</text:span><text:span text:style-name="T1">本月</text:span><text:span text:style-name="T1">-</text:span><text:span text:style-name="T1">上月</text:span></text:p>
            </draw:text-box>
          </draw:frame>
        </draw:g>
        <draw:polyline draw:style-name="gr5" draw:text-style-name="P2" draw:layer="layout" svg:width="8.5cm" svg:height="1.875cm" svg:x="39.19cm" svg:y="34.255cm" svg:viewBox="0 0 8501 1876" draw:points="0,0 0,777 8501,777 8501,1876">
          <text:p/>
        </draw:polyline>
        <draw:polyline draw:style-name="gr5" draw:text-style-name="P2" draw:layer="layout" svg:width="2.83cm" svg:height="1.125cm" svg:x="44.86cm" svg:y="38.38cm" svg:viewBox="0 0 2831 1126" draw:points="2831,0 2831,375 0,375 0,1126">
          <text:p/>
        </draw:polyline>
        <draw:polyline draw:style-name="gr5" draw:text-style-name="P2" draw:layer="layout" svg:width="2.17cm" svg:height="1.125cm" svg:x="47.69cm" svg:y="38.38cm" svg:viewBox="0 0 2171 1126" draw:points="0,0 0,375 2171,375 2171,1126">
          <text:p/>
        </draw:polyline>
        <draw:g>
          <draw:g>
            <draw:polygon draw:style-name="gr1" draw:text-style-name="P1" draw:layer="layout" svg:width="3.341cm" svg:height="1.875cm" svg:x="45.519cm" svg:y="42.88cm" svg:viewBox="0 0 3342 1876" draw:points="0,1876 3342,1876 3342,0 0,0">
              <text:p/>
            </draw:polygon>
            <draw:polygon draw:style-name="gr2" draw:text-style-name="P2" draw:layer="layout" svg:width="3.341cm" svg:height="1.875cm" svg:x="45.519cm" svg:y="42.88cm" svg:viewBox="0 0 3342 1876" draw:points="0,1876 3342,1876 3342,0 0,0">
              <text:p/>
            </draw:polygon>
          </draw:g>
          <draw:frame draw:style-name="gr12" draw:text-style-name="P2" draw:layer="layout" svg:width="3.341cm" svg:height="1.875cm" svg:x="45.519cm" svg:y="42.88cm">
            <draw:text-box>
              <text:p text:style-name="P3"><text:span text:style-name="T1">资金准备差异表</text:span></text:p>
            </draw:text-box>
          </draw:frame>
        </draw:g>
        <draw:polyline draw:style-name="gr5" draw:text-style-name="P2" draw:layer="layout" svg:width="2.329cm" svg:height="1.125cm" svg:x="44.86cm" svg:y="41.755cm" svg:viewBox="0 0 2330 1126" draw:points="0,0 0,375 2330,375 2330,1126">
          <text:p/>
        </draw:polyline>
        <draw:polyline draw:style-name="gr5" draw:text-style-name="P2" draw:layer="layout" svg:width="2.671cm" svg:height="1.125cm" svg:x="47.19cm" svg:y="41.755cm" svg:viewBox="0 0 2672 1126" draw:points="2672,0 2672,375 0,375 0,1126">
          <text:p/>
        </draw:polyline>
        <draw:polyline draw:style-name="gr5" draw:text-style-name="P2" draw:layer="layout" svg:width="9.763cm" svg:height="1.375cm" svg:x="37.427cm" svg:y="44.755cm" svg:viewBox="0 0 9764 1376" draw:points="9764,0 9764,375 0,375 0,1376">
          <text:p/>
        </draw:polyline>
        <draw:polyline draw:style-name="gr5" draw:text-style-name="P2" draw:layer="layout" svg:width="2.255cm" svg:height="1.344cm" svg:x="44.936cm" svg:y="44.755cm" svg:viewBox="0 0 2256 1345" draw:points="2256,0 2256,375 0,375 0,1345">
          <text:p/>
        </draw:polyline>
        <draw:polyline draw:style-name="gr5" draw:text-style-name="P2" draw:layer="layout" svg:width="2cm" svg:height="1.437cm" svg:x="47.19cm" svg:y="44.755cm" svg:viewBox="0 0 2001 1438" draw:points="0,0 0,374 2001,374 2001,1438">
          <text:p/>
        </draw:polyline>
        <draw:polyline draw:style-name="gr5" draw:text-style-name="P2" draw:layer="layout" svg:width="5.5cm" svg:height="1.437cm" svg:x="47.19cm" svg:y="44.755cm" svg:viewBox="0 0 5501 1438" draw:points="0,0 0,374 5501,374 5501,1438">
          <text:p/>
        </draw:polyline>
        <draw:polyline draw:style-name="gr5" draw:text-style-name="P2" draw:layer="layout" svg:width="11cm" svg:height="1.5cm" svg:x="47.19cm" svg:y="44.755cm" svg:viewBox="0 0 11001 1501" draw:points="0,0 0,374 11001,374 11001,1501">
          <text:p/>
        </draw:polyline>
        <draw:g>
          <draw:g>
            <draw:polygon draw:style-name="gr1" draw:text-style-name="P1" draw:layer="layout" svg:width="4cm" svg:height="2.25cm" svg:x="56.19cm" svg:y="50.005cm" svg:viewBox="0 0 4001 2251" draw:points="0,2251 4001,2251 4001,0 0,0">
              <text:p/>
            </draw:polygon>
            <draw:polygon draw:style-name="gr2" draw:text-style-name="P2" draw:layer="layout" svg:width="4cm" svg:height="2.25cm" svg:x="56.19cm" svg:y="50.005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56.19cm" svg:y="50.005cm">
            <draw:text-box>
              <text:p text:style-name="P3"><text:span text:style-name="T1">增长率</text:span><text:span text:style-name="T1">=</text:span><text:span text:style-name="T1">差额</text:span><text:span text:style-name="T1">/</text:span><text:span text:style-name="T1">上月</text:span></text:p>
              <text:p text:style-name="P3"><text:span text:style-name="T1">*100%</text:span></text:p>
            </draw:text-box>
          </draw:frame>
        </draw:g>
        <draw:line draw:style-name="gr5" draw:text-style-name="P2" draw:layer="layout" svg:x1="52.69cm" svg:y1="48.067cm" svg:x2="52.69cm" svg:y2="49.504cm">
          <text:p/>
        </draw:line>
        <draw:line draw:style-name="gr5" draw:text-style-name="P2" draw:layer="layout" svg:x1="58.19cm" svg:y1="48.13cm" svg:x2="58.19cm" svg:y2="50.005cm">
          <text:p/>
        </draw:line>
        <draw:g>
          <draw:g>
            <draw:polygon draw:style-name="gr1" draw:text-style-name="P1" draw:layer="layout" svg:width="4cm" svg:height="2cm" svg:x="52.495cm" svg:y="36.255cm" svg:viewBox="0 0 4001 2001" draw:points="0,2001 4001,2001 4001,0 0,0">
              <text:p/>
            </draw:polygon>
            <draw:polygon draw:style-name="gr2" draw:text-style-name="P2" draw:layer="layout" svg:width="4cm" svg:height="2cm" svg:x="52.495cm" svg:y="36.255cm" svg:viewBox="0 0 4001 2001" draw:points="0,2001 4001,2001 4001,0 0,0">
              <text:p/>
            </draw:polygon>
          </draw:g>
          <draw:frame draw:style-name="gr11" draw:text-style-name="P2" draw:layer="layout" svg:width="4cm" svg:height="2cm" svg:x="52.495cm" svg:y="36.255cm">
            <draw:text-box>
              <text:p text:style-name="P3"><text:span text:style-name="T1">每月提交资金准备审核表之后自动生成</text:span></text:p>
            </draw:text-box>
          </draw:frame>
        </draw:g>
        <draw:line draw:style-name="gr5" draw:text-style-name="P2" draw:layer="layout" svg:x1="49.69cm" svg:y1="37.255cm" svg:x2="52.494cm" svg:y2="37.255cm">
          <text:p/>
        </draw:line>
        <draw:g>
          <draw:line draw:style-name="gr5" draw:text-style-name="P2" draw:layer="layout" svg:x1="45.69cm" svg:y1="37.255cm" svg:x2="32.69cm" svg:y2="37.255cm">
            <text:p/>
          </draw:line>
          <draw:frame draw:style-name="gr9" draw:text-style-name="P2" draw:layer="layout" svg:width="1.411cm" svg:height="0.706cm" svg:x="38.485cm" svg:y="36.902cm">
            <draw:text-box>
              <text:p text:style-name="P3"><text:span text:style-name="T3">来源</text:span></text:p>
            </draw:text-box>
          </draw:frame>
        </draw:g>
        <draw:g>
          <draw:g>
            <draw:polygon draw:style-name="gr1" draw:text-style-name="P1" draw:layer="layout" svg:width="4cm" svg:height="2.25cm" svg:x="75.19cm" svg:y="56.561cm" svg:viewBox="0 0 4001 2251" draw:points="0,2251 4001,2251 4001,0 0,0">
              <text:p/>
            </draw:polygon>
            <draw:polygon draw:style-name="gr2" draw:text-style-name="P2" draw:layer="layout" svg:width="4cm" svg:height="2.25cm" svg:x="75.19cm" svg:y="56.561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75.19cm" svg:y="56.561cm">
            <draw:text-box>
              <text:p text:style-name="P3"><text:span text:style-name="T1">提交</text:span></text:p>
            </draw:text-box>
          </draw:frame>
        </draw:g>
        <draw:line draw:style-name="gr5" draw:text-style-name="P2" draw:layer="layout" svg:x1="77.19cm" svg:y1="55.13cm" svg:x2="77.19cm" svg:y2="56.561cm">
          <text:p/>
        </draw:line>
        <draw:line draw:style-name="gr5" draw:text-style-name="P2" draw:layer="layout" svg:x1="77.19cm" svg:y1="58.811cm" svg:x2="77.19cm" svg:y2="60.629cm">
          <text:p/>
        </draw:line>
        <draw:g>
          <draw:g>
            <draw:polygon draw:style-name="gr1" draw:text-style-name="P1" draw:layer="layout" svg:width="4cm" svg:height="1.875cm" svg:x="75.032cm" svg:y="38.255cm" svg:viewBox="0 0 4001 1876" draw:points="0,1876 4001,1876 4001,0 0,0">
              <text:p/>
            </draw:polygon>
            <draw:polygon draw:style-name="gr2" draw:text-style-name="P2" draw:layer="layout" svg:width="4cm" svg:height="1.875cm" svg:x="75.032cm" svg:y="38.255cm" svg:viewBox="0 0 4001 1876" draw:points="0,1876 4001,1876 4001,0 0,0">
              <text:p/>
            </draw:polygon>
          </draw:g>
          <draw:frame draw:style-name="gr12" draw:text-style-name="P2" draw:layer="layout" svg:width="4cm" svg:height="1.875cm" svg:x="75.032cm" svg:y="38.255cm">
            <draw:text-box>
              <text:p text:style-name="P3"><text:span text:style-name="T1">资金模块负责人</text:span></text:p>
            </draw:text-box>
          </draw:frame>
        </draw:g>
        <draw:line draw:style-name="gr5" draw:text-style-name="P2" draw:layer="layout" svg:x1="77.032cm" svg:y1="37.005cm" svg:x2="77.032cm" svg:y2="38.254cm">
          <text:p/>
        </draw:line>
        <draw:line draw:style-name="gr5" draw:text-style-name="P2" draw:layer="layout" svg:x1="77.032cm" svg:y1="40.13cm" svg:x2="77.032cm" svg:y2="41.38cm">
          <text:p/>
        </draw:line>
        <draw:line draw:style-name="gr5" draw:text-style-name="P2" draw:layer="layout" svg:x1="77.19cm" svg:y1="51.63cm" svg:x2="77.19cm" svg:y2="52.88cm">
          <text:p/>
        </draw:line>
        <draw:g>
          <draw:g>
            <draw:polygon draw:style-name="gr1" draw:text-style-name="P1" draw:layer="layout" svg:width="1.946cm" svg:height="2.25cm" svg:x="23.335cm" svg:y="41.13cm" svg:viewBox="0 0 1947 2251" draw:points="0,2251 1947,2251 1947,0 0,0">
              <text:p/>
            </draw:polygon>
            <draw:polygon draw:style-name="gr2" draw:text-style-name="P2" draw:layer="layout" svg:width="1.946cm" svg:height="2.25cm" svg:x="23.335cm" svg:y="41.13cm" svg:viewBox="0 0 1947 2251" draw:points="0,2251 1947,2251 1947,0 0,0">
              <text:p/>
            </draw:polygon>
          </draw:g>
          <draw:frame draw:style-name="gr3" draw:text-style-name="P2" draw:layer="layout" svg:width="1.946cm" svg:height="2.25cm" svg:x="23.335cm" svg:y="41.13cm">
            <draw:text-box>
              <text:p text:style-name="P3"><text:span text:style-name="T1">科目</text:span></text:p>
            </draw:text-box>
          </draw:frame>
        </draw:g>
        <draw:g>
          <draw:g>
            <draw:polygon draw:style-name="gr1" draw:text-style-name="P1" draw:layer="layout" svg:width="1.946cm" svg:height="2.25cm" svg:x="26.233cm" svg:y="41.082cm" svg:viewBox="0 0 1947 2251" draw:points="0,2251 1947,2251 1947,0 0,0">
              <text:p/>
            </draw:polygon>
            <draw:polygon draw:style-name="gr2" draw:text-style-name="P2" draw:layer="layout" svg:width="1.946cm" svg:height="2.25cm" svg:x="26.233cm" svg:y="41.082cm" svg:viewBox="0 0 1947 2251" draw:points="0,2251 1947,2251 1947,0 0,0">
              <text:p/>
            </draw:polygon>
          </draw:g>
          <draw:frame draw:style-name="gr3" draw:text-style-name="P2" draw:layer="layout" svg:width="1.946cm" svg:height="2.25cm" svg:x="26.233cm" svg:y="41.082cm">
            <draw:text-box>
              <text:p text:style-name="P3"><text:span text:style-name="T1">总准备金</text:span></text:p>
            </draw:text-box>
          </draw:frame>
        </draw:g>
        <draw:g>
          <draw:g>
            <draw:polygon draw:style-name="gr1" draw:text-style-name="P1" draw:layer="layout" svg:width="1.946cm" svg:height="2.125cm" svg:x="32.574cm" svg:y="41.082cm" svg:viewBox="0 0 1947 2126" draw:points="0,2126 1947,2126 1947,0 0,0">
              <text:p/>
            </draw:polygon>
            <draw:polygon draw:style-name="gr2" draw:text-style-name="P2" draw:layer="layout" svg:width="1.946cm" svg:height="2.125cm" svg:x="32.574cm" svg:y="41.082cm" svg:viewBox="0 0 1947 2126" draw:points="0,2126 1947,2126 1947,0 0,0">
              <text:p/>
            </draw:polygon>
          </draw:g>
          <draw:frame draw:style-name="gr10" draw:text-style-name="P2" draw:layer="layout" svg:width="1.946cm" svg:height="2.125cm" svg:x="32.574cm" svg:y="41.082cm">
            <draw:text-box>
              <text:p text:style-name="P3"><text:span text:style-name="T1">比例分配</text:span></text:p>
            </draw:text-box>
          </draw:frame>
        </draw:g>
        <draw:polyline draw:style-name="gr5" draw:text-style-name="P2" draw:layer="layout" svg:width="6.381cm" svg:height="2.75cm" svg:x="24.308cm" svg:y="38.38cm" svg:viewBox="0 0 6382 2751" draw:points="6382,0 6382,875 0,875 0,2751">
          <text:p/>
        </draw:polyline>
        <draw:polyline draw:style-name="gr5" draw:text-style-name="P2" draw:layer="layout" svg:width="3.484cm" svg:height="2.702cm" svg:x="27.206cm" svg:y="38.38cm" svg:viewBox="0 0 3485 2703" draw:points="3485,0 3485,874 0,874 0,2703">
          <text:p/>
        </draw:polyline>
        <draw:polyline draw:style-name="gr5" draw:text-style-name="P2" draw:layer="layout" svg:width="2.856cm" svg:height="2.702cm" svg:x="30.69cm" svg:y="38.38cm" svg:viewBox="0 0 2857 2703" draw:points="0,0 0,874 2857,874 2857,2703">
          <text:p/>
        </draw:polyline>
        <draw:g>
          <draw:g>
            <draw:polygon draw:style-name="gr1" draw:text-style-name="P1" draw:layer="layout" svg:width="2.491cm" svg:height="2.25cm" svg:x="40.272cm" svg:y="46.13cm" svg:viewBox="0 0 2492 2251" draw:points="0,2251 2492,2251 2492,0 0,0">
              <text:p/>
            </draw:polygon>
            <draw:polygon draw:style-name="gr2" draw:text-style-name="P2" draw:layer="layout" svg:width="2.491cm" svg:height="2.25cm" svg:x="40.272cm" svg:y="46.13cm" svg:viewBox="0 0 2492 2251" draw:points="0,2251 2492,2251 2492,0 0,0">
              <text:p/>
            </draw:polygon>
          </draw:g>
          <draw:frame draw:style-name="gr3" draw:text-style-name="P2" draw:layer="layout" svg:width="2.491cm" svg:height="2.25cm" svg:x="40.272cm" svg:y="46.13cm">
            <draw:text-box>
              <text:p text:style-name="P3"><text:span text:style-name="T1">项目组</text:span></text:p>
            </draw:text-box>
          </draw:frame>
        </draw:g>
        <draw:polyline draw:style-name="gr5" draw:text-style-name="P2" draw:layer="layout" svg:width="5.672cm" svg:height="1.375cm" svg:x="41.518cm" svg:y="44.755cm" svg:viewBox="0 0 5673 1376" draw:points="5673,0 5673,375 0,375 0,1376">
          <text:p/>
        </draw:polyline>
        <draw:g>
          <draw:g>
            <draw:polygon draw:style-name="gr1" draw:text-style-name="P1" draw:layer="layout" svg:width="4cm" svg:height="2.25cm" svg:x="75.19cm" svg:y="60.63cm" svg:viewBox="0 0 4001 2251" draw:points="0,2251 4001,2251 4001,0 0,0">
              <text:p/>
            </draw:polygon>
            <draw:polygon draw:style-name="gr2" draw:text-style-name="P2" draw:layer="layout" svg:width="4cm" svg:height="2.25cm" svg:x="75.19cm" svg:y="60.63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75.19cm" svg:y="60.63cm">
            <draw:text-box>
              <text:p text:style-name="P3"><text:span text:style-name="T1">已付款</text:span></text:p>
            </draw:text-box>
          </draw:frame>
        </draw:g>
        <draw:g>
          <draw:g>
            <draw:polygon draw:style-name="gr1" draw:text-style-name="P1" draw:layer="layout" svg:width="2.972cm" svg:height="2.25cm" svg:x="70.769cm" svg:y="65.048cm" svg:viewBox="0 0 2973 2251" draw:points="0,2251 2973,2251 2973,0 0,0">
              <text:p/>
            </draw:polygon>
            <draw:polygon draw:style-name="gr2" draw:text-style-name="P2" draw:layer="layout" svg:width="2.972cm" svg:height="2.25cm" svg:x="70.769cm" svg:y="65.048cm" svg:viewBox="0 0 2973 2251" draw:points="0,2251 2973,2251 2973,0 0,0">
              <text:p/>
            </draw:polygon>
          </draw:g>
          <draw:frame draw:style-name="gr3" draw:text-style-name="P2" draw:layer="layout" svg:width="2.972cm" svg:height="2.25cm" svg:x="70.769cm" svg:y="65.048cm">
            <draw:text-box>
              <text:p text:style-name="P3"><text:span text:style-name="T1">地区汇总</text:span></text:p>
            </draw:text-box>
          </draw:frame>
        </draw:g>
        <draw:g>
          <draw:g>
            <draw:polygon draw:style-name="gr1" draw:text-style-name="P1" draw:layer="layout" svg:width="2.972cm" svg:height="2.25cm" svg:x="75.992cm" svg:y="65.048cm" svg:viewBox="0 0 2973 2251" draw:points="0,2251 2973,2251 2973,0 0,0">
              <text:p/>
            </draw:polygon>
            <draw:polygon draw:style-name="gr2" draw:text-style-name="P2" draw:layer="layout" svg:width="2.972cm" svg:height="2.25cm" svg:x="75.992cm" svg:y="65.048cm" svg:viewBox="0 0 2973 2251" draw:points="0,2251 2973,2251 2973,0 0,0">
              <text:p/>
            </draw:polygon>
          </draw:g>
          <draw:frame draw:style-name="gr3" draw:text-style-name="P2" draw:layer="layout" svg:width="2.972cm" svg:height="2.25cm" svg:x="75.992cm" svg:y="65.048cm">
            <draw:text-box>
              <text:p text:style-name="P3"><text:span text:style-name="T1">项目组汇总</text:span></text:p>
            </draw:text-box>
          </draw:frame>
        </draw:g>
        <draw:g>
          <draw:g>
            <draw:polygon draw:style-name="gr1" draw:text-style-name="P1" draw:layer="layout" svg:width="2.972cm" svg:height="2.25cm" svg:x="80.638cm" svg:y="64.962cm" svg:viewBox="0 0 2973 2251" draw:points="0,2251 2973,2251 2973,0 0,0">
              <text:p/>
            </draw:polygon>
            <draw:polygon draw:style-name="gr2" draw:text-style-name="P2" draw:layer="layout" svg:width="2.972cm" svg:height="2.25cm" svg:x="80.638cm" svg:y="64.962cm" svg:viewBox="0 0 2973 2251" draw:points="0,2251 2973,2251 2973,0 0,0">
              <text:p/>
            </draw:polygon>
          </draw:g>
          <draw:frame draw:style-name="gr3" draw:text-style-name="P2" draw:layer="layout" svg:width="2.972cm" svg:height="2.25cm" svg:x="80.638cm" svg:y="64.962cm">
            <draw:text-box>
              <text:p text:style-name="P3"><text:span text:style-name="T1">个人汇总</text:span></text:p>
            </draw:text-box>
          </draw:frame>
        </draw:g>
        <draw:polyline draw:style-name="gr5" draw:text-style-name="P2" draw:layer="layout" svg:width="4.934cm" svg:height="2.168cm" svg:x="72.256cm" svg:y="62.88cm" svg:viewBox="0 0 4935 2169" draw:points="4935,0 4935,374 0,374 0,2169">
          <text:p/>
        </draw:polyline>
        <draw:polyline draw:style-name="gr5" draw:text-style-name="P2" draw:layer="layout" svg:width="0.288cm" svg:height="2.168cm" svg:x="77.19cm" svg:y="62.88cm" svg:viewBox="0 0 289 2169" draw:points="0,0 0,374 289,374 289,2169">
          <text:p/>
        </draw:polyline>
        <draw:polyline draw:style-name="gr5" draw:text-style-name="P2" draw:layer="layout" svg:width="4.934cm" svg:height="2.082cm" svg:x="77.19cm" svg:y="62.88cm" svg:viewBox="0 0 4935 2083" draw:points="0,0 0,374 4935,374 4935,2083">
          <text:p/>
        </draw:polyline>
        <draw:g>
          <draw:g>
            <draw:polygon draw:style-name="gr1" draw:text-style-name="P1" draw:layer="layout" svg:width="4cm" svg:height="3cm" svg:x="75.478cm" svg:y="70.13cm" svg:viewBox="0 0 4001 3001" draw:points="0,3001 4001,3001 4001,0 0,0">
              <text:p/>
            </draw:polygon>
            <draw:polygon draw:style-name="gr2" draw:text-style-name="P2" draw:layer="layout" svg:width="4cm" svg:height="3cm" svg:x="75.478cm" svg:y="70.13cm" svg:viewBox="0 0 4001 3001" draw:points="0,3001 4001,3001 4001,0 0,0">
              <text:p/>
            </draw:polygon>
          </draw:g>
          <draw:frame draw:style-name="gr14" draw:text-style-name="P2" draw:layer="layout" svg:width="4cm" svg:height="3cm" svg:x="75.478cm" svg:y="70.13cm">
            <draw:text-box>
              <text:p text:style-name="P3"><text:span text:style-name="T1">资金准备与实际支付差异</text:span></text:p>
            </draw:text-box>
          </draw:frame>
        </draw:g>
        <draw:polyline draw:style-name="gr5" draw:text-style-name="P2" draw:layer="layout" svg:width="5.222cm" svg:height="2.832cm" svg:x="72.256cm" svg:y="67.298cm" svg:viewBox="0 0 5223 2833" draw:points="0,0 0,375 5223,375 5223,2833">
          <text:p/>
        </draw:polyline>
        <draw:line draw:style-name="gr5" draw:text-style-name="P2" draw:layer="layout" svg:x1="77.478cm" svg:y1="67.298cm" svg:x2="77.478cm" svg:y2="70.129cm">
          <text:p/>
        </draw:line>
        <draw:polyline draw:style-name="gr5" draw:text-style-name="P2" draw:layer="layout" svg:width="4.646cm" svg:height="2.918cm" svg:x="77.478cm" svg:y="67.212cm" svg:viewBox="0 0 4647 2919" draw:points="4647,0 4647,375 0,375 0,2919">
          <text:p/>
        </draw:polyline>
        <draw:g>
          <draw:g>
            <draw:polygon draw:style-name="gr1" draw:text-style-name="P1" draw:layer="layout" svg:width="2.491cm" svg:height="2cm" svg:x="72.587cm" svg:y="80.162cm" svg:viewBox="0 0 2492 2001" draw:points="0,2001 2492,2001 2492,0 0,0">
              <text:p/>
            </draw:polygon>
            <draw:polygon draw:style-name="gr2" draw:text-style-name="P2" draw:layer="layout" svg:width="2.491cm" svg:height="2cm" svg:x="72.587cm" svg:y="80.162cm" svg:viewBox="0 0 2492 2001" draw:points="0,2001 2492,2001 2492,0 0,0">
              <text:p/>
            </draw:polygon>
          </draw:g>
          <draw:frame draw:style-name="gr11" draw:text-style-name="P2" draw:layer="layout" svg:width="2.491cm" svg:height="2cm" svg:x="72.587cm" svg:y="80.162cm">
            <draw:text-box>
              <text:p text:style-name="P3"><text:span text:style-name="T1">实际支付金额</text:span></text:p>
            </draw:text-box>
          </draw:frame>
        </draw:g>
        <draw:g>
          <draw:g>
            <draw:polygon draw:style-name="gr1" draw:text-style-name="P1" draw:layer="layout" svg:width="2.491cm" svg:height="1.875cm" svg:x="78.839cm" svg:y="80.287cm" svg:viewBox="0 0 2492 1876" draw:points="0,1876 2492,1876 2492,0 0,0">
              <text:p/>
            </draw:polygon>
            <draw:polygon draw:style-name="gr2" draw:text-style-name="P2" draw:layer="layout" svg:width="2.491cm" svg:height="1.875cm" svg:x="78.839cm" svg:y="80.287cm" svg:viewBox="0 0 2492 1876" draw:points="0,1876 2492,1876 2492,0 0,0">
              <text:p/>
            </draw:polygon>
          </draw:g>
          <draw:frame draw:style-name="gr12" draw:text-style-name="P2" draw:layer="layout" svg:width="2.491cm" svg:height="1.875cm" svg:x="78.839cm" svg:y="80.287cm">
            <draw:text-box>
              <text:p text:style-name="P3"><text:span text:style-name="T1">增长率</text:span></text:p>
            </draw:text-box>
          </draw:frame>
        </draw:g>
        <draw:g>
          <draw:g>
            <draw:polygon draw:style-name="gr1" draw:text-style-name="P1" draw:layer="layout" svg:width="2.491cm" svg:height="1.875cm" svg:x="75.42cm" svg:y="80.287cm" svg:viewBox="0 0 2492 1876" draw:points="0,1876 2492,1876 2492,0 0,0">
              <text:p/>
            </draw:polygon>
            <draw:polygon draw:style-name="gr2" draw:text-style-name="P2" draw:layer="layout" svg:width="2.491cm" svg:height="1.875cm" svg:x="75.42cm" svg:y="80.287cm" svg:viewBox="0 0 2492 1876" draw:points="0,1876 2492,1876 2492,0 0,0">
              <text:p/>
            </draw:polygon>
          </draw:g>
          <draw:frame draw:style-name="gr12" draw:text-style-name="P2" draw:layer="layout" svg:width="2.491cm" svg:height="1.875cm" svg:x="75.42cm" svg:y="80.287cm">
            <draw:text-box>
              <text:p text:style-name="P3"><text:span text:style-name="T1">差额</text:span></text:p>
            </draw:text-box>
          </draw:frame>
        </draw:g>
        <draw:g>
          <draw:g>
            <draw:polygon draw:style-name="gr1" draw:text-style-name="P1" draw:layer="layout" svg:width="2.491cm" svg:height="2.062cm" svg:x="69.713cm" svg:y="80.037cm" svg:viewBox="0 0 2492 2063" draw:points="0,2063 2492,2063 2492,0 0,0">
              <text:p/>
            </draw:polygon>
            <draw:polygon draw:style-name="gr2" draw:text-style-name="P2" draw:layer="layout" svg:width="2.491cm" svg:height="2.062cm" svg:x="69.713cm" svg:y="80.037cm" svg:viewBox="0 0 2492 2063" draw:points="0,2063 2492,2063 2492,0 0,0">
              <text:p/>
            </draw:polygon>
          </draw:g>
          <draw:frame draw:style-name="gr13" draw:text-style-name="P2" draw:layer="layout" svg:width="2.491cm" svg:height="2.062cm" svg:x="69.713cm" svg:y="80.037cm">
            <draw:text-box>
              <text:p text:style-name="P3"><text:span text:style-name="T1">本月准备金</text:span></text:p>
            </draw:text-box>
          </draw:frame>
        </draw:g>
        <draw:g>
          <draw:g>
            <draw:polygon draw:style-name="gr1" draw:text-style-name="P1" draw:layer="layout" svg:width="4cm" svg:height="2.25cm" svg:x="73.912cm" svg:y="83.086cm" svg:viewBox="0 0 4001 2251" draw:points="0,2251 4001,2251 4001,0 0,0">
              <text:p/>
            </draw:polygon>
            <draw:polygon draw:style-name="gr2" draw:text-style-name="P2" draw:layer="layout" svg:width="4cm" svg:height="2.25cm" svg:x="73.912cm" svg:y="83.086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73.912cm" svg:y="83.086cm">
            <draw:text-box>
              <text:p text:style-name="P3"><text:span text:style-name="T1">差额</text:span><text:span text:style-name="T1">=</text:span><text:span text:style-name="T1">准备金</text:span><text:span text:style-name="T1">-</text:span><text:span text:style-name="T1">实际支付</text:span></text:p>
            </draw:text-box>
          </draw:frame>
        </draw:g>
        <draw:polyline draw:style-name="gr5" draw:text-style-name="P2" draw:layer="layout" svg:width="7.305cm" svg:height="1.437cm" svg:x="68.084cm" svg:y="78.6cm" svg:viewBox="0 0 7306 1438" draw:points="7306,0 7306,375 0,375 0,1438">
          <text:p/>
        </draw:polyline>
        <draw:polyline draw:style-name="gr5" draw:text-style-name="P2" draw:layer="layout" svg:width="4.431cm" svg:height="1.437cm" svg:x="70.959cm" svg:y="78.6cm" svg:viewBox="0 0 4432 1438" draw:points="4432,0 4432,375 0,375 0,1438">
          <text:p/>
        </draw:polyline>
        <draw:polyline draw:style-name="gr5" draw:text-style-name="P2" draw:layer="layout" svg:width="1.556cm" svg:height="1.563cm" svg:x="73.833cm" svg:y="78.6cm" svg:viewBox="0 0 1557 1564" draw:points="1557,0 1557,374 0,374 0,1564">
          <text:p/>
        </draw:polyline>
        <draw:polyline draw:style-name="gr5" draw:text-style-name="P2" draw:layer="layout" svg:width="1.277cm" svg:height="1.688cm" svg:x="75.389cm" svg:y="78.6cm" svg:viewBox="0 0 1278 1689" draw:points="0,0 0,375 1278,375 1278,1689">
          <text:p/>
        </draw:polyline>
        <draw:polyline draw:style-name="gr5" draw:text-style-name="P2" draw:layer="layout" svg:width="4.695cm" svg:height="1.688cm" svg:x="75.389cm" svg:y="78.6cm" svg:viewBox="0 0 4696 1689" draw:points="0,0 0,374 4696,374 4696,1689">
          <text:p/>
        </draw:polyline>
        <draw:g>
          <draw:g>
            <draw:polygon draw:style-name="gr1" draw:text-style-name="P1" draw:layer="layout" svg:width="4cm" svg:height="2.25cm" svg:x="78.839cm" svg:y="83.238cm" svg:viewBox="0 0 4001 2251" draw:points="0,2251 4001,2251 4001,0 0,0">
              <text:p/>
            </draw:polygon>
            <draw:polygon draw:style-name="gr2" draw:text-style-name="P2" draw:layer="layout" svg:width="4cm" svg:height="2.25cm" svg:x="78.839cm" svg:y="83.238cm" svg:viewBox="0 0 4001 2251" draw:points="0,2251 4001,2251 4001,0 0,0">
              <text:p/>
            </draw:polygon>
          </draw:g>
          <draw:frame draw:style-name="gr3" draw:text-style-name="P2" draw:layer="layout" svg:width="4cm" svg:height="2.25cm" svg:x="78.839cm" svg:y="83.238cm">
            <draw:text-box>
              <text:p text:style-name="P3"><text:span text:style-name="T1">增长率</text:span><text:span text:style-name="T1">=</text:span><text:span text:style-name="T1">差额</text:span><text:span text:style-name="T1">/</text:span><text:span text:style-name="T1">实际支付</text:span><text:span text:style-name="T1">*100%</text:span></text:p>
            </draw:text-box>
          </draw:frame>
        </draw:g>
        <draw:polyline draw:style-name="gr5" draw:text-style-name="P2" draw:layer="layout" svg:width="0.754cm" svg:height="0.924cm" svg:x="75.912cm" svg:y="82.162cm" svg:viewBox="0 0 755 925" draw:points="755,0 755,376 0,376 0,925">
          <text:p/>
        </draw:polyline>
        <draw:polyline draw:style-name="gr5" draw:text-style-name="P2" draw:layer="layout" svg:width="0.754cm" svg:height="1.076cm" svg:x="80.084cm" svg:y="82.162cm" svg:viewBox="0 0 755 1077" draw:points="0,0 0,376 755,376 755,1077">
          <text:p/>
        </draw:polyline>
        <draw:g>
          <draw:g>
            <draw:polygon draw:style-name="gr1" draw:text-style-name="P1" draw:layer="layout" svg:width="4cm" svg:height="2cm" svg:x="73.389cm" svg:y="76.6cm" svg:viewBox="0 0 4001 2001" draw:points="0,2001 4001,2001 4001,0 0,0">
              <text:p/>
            </draw:polygon>
            <draw:polygon draw:style-name="gr2" draw:text-style-name="P2" draw:layer="layout" svg:width="4cm" svg:height="2cm" svg:x="73.389cm" svg:y="76.6cm" svg:viewBox="0 0 4001 2001" draw:points="0,2001 4001,2001 4001,0 0,0">
              <text:p/>
            </draw:polygon>
          </draw:g>
          <draw:frame draw:style-name="gr11" draw:text-style-name="P2" draw:layer="layout" svg:width="4cm" svg:height="2cm" svg:x="73.389cm" svg:y="76.6cm">
            <draw:text-box>
              <text:p text:style-name="P3"><text:span text:style-name="T1">选择开始时间（月份）默认本月</text:span></text:p>
            </draw:text-box>
          </draw:frame>
        </draw:g>
        <draw:g>
          <draw:g>
            <draw:polygon draw:style-name="gr1" draw:text-style-name="P1" draw:layer="layout" svg:width="2.491cm" svg:height="2.062cm" svg:x="66.839cm" svg:y="80.037cm" svg:viewBox="0 0 2492 2063" draw:points="0,2063 2492,2063 2492,0 0,0">
              <text:p/>
            </draw:polygon>
            <draw:polygon draw:style-name="gr2" draw:text-style-name="P2" draw:layer="layout" svg:width="2.491cm" svg:height="2.062cm" svg:x="66.839cm" svg:y="80.037cm" svg:viewBox="0 0 2492 2063" draw:points="0,2063 2492,2063 2492,0 0,0">
              <text:p/>
            </draw:polygon>
          </draw:g>
          <draw:frame draw:style-name="gr13" draw:text-style-name="P2" draw:layer="layout" svg:width="2.491cm" svg:height="2.062cm" svg:x="66.839cm" svg:y="80.037cm">
            <draw:text-box>
              <text:p text:style-name="P3"><text:span text:style-name="T1">时间</text:span></text:p>
            </draw:text-box>
          </draw:frame>
        </draw:g>
        <draw:g>
          <draw:g>
            <draw:polygon draw:style-name="gr1" draw:text-style-name="P1" draw:layer="layout" svg:width="3.341cm" svg:height="1.875cm" svg:x="79.414cm" svg:y="76.725cm" svg:viewBox="0 0 3342 1876" draw:points="0,1876 3342,1876 3342,0 0,0">
              <text:p/>
            </draw:polygon>
            <draw:polygon draw:style-name="gr2" draw:text-style-name="P2" draw:layer="layout" svg:width="3.341cm" svg:height="1.875cm" svg:x="79.414cm" svg:y="76.725cm" svg:viewBox="0 0 3342 1876" draw:points="0,1876 3342,1876 3342,0 0,0">
              <text:p/>
            </draw:polygon>
          </draw:g>
          <draw:frame draw:style-name="gr12" draw:text-style-name="P2" draw:layer="layout" svg:width="3.341cm" svg:height="1.875cm" svg:x="79.414cm" svg:y="76.725cm">
            <draw:text-box>
              <text:p text:style-name="P3"><text:span text:style-name="T1">选择结束时间（月份）默认本月</text:span></text:p>
            </draw:text-box>
          </draw:frame>
        </draw:g>
        <draw:polyline draw:style-name="gr5" draw:text-style-name="P2" draw:layer="layout" svg:width="2.089cm" svg:height="3.47cm" svg:x="75.389cm" svg:y="73.13cm" svg:viewBox="0 0 2090 3471" draw:points="2090,0 2090,374 0,374 0,3471">
          <text:p/>
        </draw:polyline>
        <draw:polyline draw:style-name="gr5" draw:text-style-name="P2" draw:layer="layout" svg:width="3.607cm" svg:height="3.595cm" svg:x="77.478cm" svg:y="73.13cm" svg:viewBox="0 0 3608 3596" draw:points="0,0 0,375 3608,375 3608,3596">
          <text:p/>
        </draw:polyline>
        <draw:polyline draw:style-name="gr5" draw:text-style-name="P2" draw:layer="layout" svg:width="0.5cm" svg:height="0.06cm" svg:x="83.19cm" svg:y="80.83cm" svg:viewBox="0 0 501 61" draw:points="501,0 501,61 0,6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1" svg:font-family="'Franklin Gothic Book'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5f_0" draw:display-name="Gradient_0" draw:style="linear" draw:start-color="#a7b09a" draw:end-color="#e5e7e2" draw:start-intensity="100%" draw:end-intensity="100%" draw:angle="180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9.92cm" fo:page-height="86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3T09:59:49Z</dc:date>
    <meta:creation-date>2017-07-03T09:59:49Z</meta:creation-date>
    <meta:generator>LibreOffice/5.1.6.2.0$Linux_X86_64 LibreOffice_project/10$Build-2</meta:generator>
    <meta:document-statistic meta:object-count="291"/>
  </office:meta>
</office:document-meta>
</file>